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fcbbd" officeooo:paragraph-rsid="000fcbbd"/>
    </style:style>
    <style:style style:name="P2" style:family="paragraph" style:parent-style-name="Standard">
      <style:text-properties officeooo:rsid="0011a38d" officeooo:paragraph-rsid="000fcbbd"/>
    </style:style>
    <style:style style:name="P3" style:family="paragraph" style:parent-style-name="Standard">
      <style:text-properties officeooo:rsid="001355d9" officeooo:paragraph-rsid="001355d9"/>
    </style:style>
    <style:style style:name="P4" style:family="paragraph" style:parent-style-name="Standard">
      <style:text-properties officeooo:rsid="001355d9" officeooo:paragraph-rsid="0014c9ab"/>
    </style:style>
    <style:style style:name="P5" style:family="paragraph" style:parent-style-name="Standard">
      <style:text-properties officeooo:paragraph-rsid="0014c9ab"/>
    </style:style>
    <style:style style:name="P6" style:family="paragraph" style:parent-style-name="Standard">
      <style:text-properties officeooo:paragraph-rsid="00157c5e"/>
    </style:style>
    <style:style style:name="P7" style:family="paragraph" style:parent-style-name="Standard">
      <style:text-properties officeooo:rsid="00157c5e" officeooo:paragraph-rsid="00157c5e"/>
    </style:style>
    <style:style style:name="P8" style:family="paragraph" style:parent-style-name="Standard">
      <style:text-properties officeooo:rsid="00157c5e" officeooo:paragraph-rsid="00157c5e"/>
    </style:style>
    <style:style style:name="T1" style:family="text">
      <style:text-properties officeooo:rsid="001063b9"/>
    </style:style>
    <style:style style:name="T2" style:family="text">
      <style:text-properties officeooo:rsid="00114fb8"/>
    </style:style>
    <style:style style:name="T3" style:family="text">
      <style:text-properties officeooo:rsid="001355d9"/>
    </style:style>
    <style:style style:name="T4" style:family="text">
      <style:text-properties officeooo:rsid="0014c9ab"/>
    </style:style>
    <style:style style:name="T5" style:family="text">
      <style:text-properties officeooo:rsid="00157c5e"/>
    </style:style>
    <style:style style:name="T6" style:family="text">
      <style:text-properties officeooo:rsid="00157e18"/>
    </style:style>
    <style:style style:name="T7" style:family="text">
      <style:text-properties officeooo:rsid="00162e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Formulários </text:p>
      <text:p text:style-name="P1"/>
      <text:p text:style-name="P1"><text:tab/>Para criarmos um formulário, devemos primeiramente inserir a tag form, posteriormente, criamos um parágrafo e dentro dele, Inserimos o nome do campo, por exp: digite seu nome completo e depois disso, nós inserimos um input dentro do parágrafo, que pode ser de vários tipos. E dentro do input, também podemos colocar um nome usando a tag name e um id, para configurar as css</text:p>
      <text:p text:style-name="P1"><text:tab/>Quando usamos a tag input do tipo type”submit”, aparecera uma area escrita como value=””, onde dentro, podemos escrever a palavra enviar</text:p>
      <text:p text:style-name="P1"><text:tab/><text:span text:style-name="T3">podemos usar o input type=”reset” value=”x”, para limparmos os dados do formulário.</text:span></text:p>
      <text:p text:style-name="P1"><text:tab/><text:span text:style-name="T5">Podemos usar as tag input type=”email”, para que o navegador peça e-mails, mas ele só distingue se tem @ ou não e também podemos usar a tag input type=”tel”, para ele só aceitar telefones Precisamos estudar <text:tab/>Regex</text:span></text:p>
      <text:p text:style-name="P1"><text:tab/><text:span text:style-name="T3">Devemos usar a tag required, para obrigarmos o usuário preencher o formulário.</text:span></text:p>
      <text:p text:style-name="P1"><text:tab/><text:span text:style-name="T1">Podemos desativar a sugestão de preenchimento de formulário usando as “tags autocomplete”= “off”</text:span></text:p>
      <text:p text:style-name="P1"><text:tab/><text:span text:style-name="T2">Devemos usar a tag label para fazer a relação entre qual o objeto de formulário(nome) e qual é a etiqueta dele</text:span></text:p>
      <text:p text:style-name="P2"><text:tab/>Existem dois metodos para a ocultação de envio de formulário o method=”get” e o method=”post”. O get serve para quando os dados não forem sigilosos, por exemplo, nome, peso idade. E o post usamos para quando queremos coletar dados mais pessoais, CPF, CEP, RG, etc.</text:p>
      <text:p text:style-name="P2"><text:tab/><text:span text:style-name="T3">Podemos no form inserir um autocomplete=”on” e depois no parágrafo, podemos inserir autocomplete=”Username”, para que o navegador indique apenas nomes, podemos támbém, usar o autocomplete=”Current-password”, para o navegador indicar a senha atual e por fim, podemos indicar o autocomplete=”New-password”</text:span></text:p>
      <text:p text:style-name="P3"><text:tab/>As tags maxlength=”x” e minlenght=”x”, servem para indicarmos o máximo e o mínimo de caracteres que determinado formulario deve ter.</text:p>
      <text:p text:style-name="P3"><text:tab/>A tag size, serve para que limitemos o número de caractéres que serão exibidos no formulário.</text:p>
      <text:p text:style-name="P3"><text:tab/>Podemos usar a tag placeholder, para deixarmos uma mensagem usuário, dentro do formulário, por exemplo, “digite seu nome aqui”</text:p>
      <text:p text:style-name="P3"><text:tab/><text:span text:style-name="T4">podemos usar o min e max para definir o número máximo de números, que a senha poderá receber.</text:span></text:p>
      <text:p text:style-name="P4"><text:tab/><text:span text:style-name="T4">Podemos também, inserir, meses, datas e horas, usando primeiramente um label, e posteriormente um &lt;input type=”month”&gt;, &lt;input type=”date”&gt;,&lt;input type=”time”&gt;</text:span></text:p>
      <text:p text:style-name="P5"><text:tab/><text:span text:style-name="T5">Podemos usar a tag fildset, para agrupar determinados campos do formulário, por exemplo, dados de endereço, dados confidenciais, enfim.</text:span></text:p>
      <text:p text:style-name="P5"><text:tab/><text:span text:style-name="T5">Podemos usar a tag legend para criarmos uma legenda sobre o fildset que criamos</text:span></text:p>
      <text:p text:style-name="P6"><text:tab/><text:span text:style-name="T5">Também temos usar o input type=”checkbox”, para marcar as opções de uma caixa.</text:span></text:p>
      <text:p text:style-name="P7"><text:tab/>O input type=”radio”, para marcar apenas uma opção de caixa, para isso, todos os elementos <text:s/>devem ter o mesmo name </text:p>
      <text:p text:style-name="P7"><text:tab/><text:span text:style-name="T6">Podemos usar o input type=”color”, para criarmos um seletor de cor.</text:span></text:p>
      <text:p text:style-name="P7"><text:tab/><text:span text:style-name="T6">Podemos criar o input type”range”, para criarmos uma barra com um seletor. Podemos usa-la para medirmos o nivel de satisfação.</text:span></text:p>
      <text:p text:style-name="P7"><text:tab/><text:span text:style-name="T6">Podemos usar um input type=”file”, para criarmos uma caixa, onde nosso usúario pode escolher uma foto</text:span></text:p>
      <text:p text:style-name="P7"><text:tab/><text:span text:style-name="T7">podemos usar a tag select para podermos escolhermos um item dentro de uma lista, e para cada item na lista devemos usar a tag option, Também podemos combinar um input type=”text”, com datalist, para que possamos inserir o nomes(de uma profissão por exemplo), ou podermos usar um nome que já está na lista, para isso, o id de ambos, devem ter o mesmo nome.</text:span></text:p>
      <text:p text:style-name="P7"><text:tab/><text:span text:style-name="T7">Também podemos usar a tag textarea para criarmos uma caixa de mensagem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01T13:29:58.653000000</meta:creation-date>
    <dc:date>2022-11-04T22:27:50.276000000</dc:date>
    <meta:editing-duration>PT5H10M21S</meta:editing-duration>
    <meta:editing-cycles>9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4" meta:word-count="546" meta:character-count="3426" meta:non-whitespace-character-count="2871"/>
  </office:meta>
</office:document-meta>
</file>